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line text:anchor-type="paragraph" draw:z-index="1" draw:style-name="gr2" draw:text-style-name="P1" svg:x1="1.409cm" svg:y1="1.309cm" svg:x2="8.235cm" svg:y2="1.309cm"><text:p text:style-name="P1"/></draw:line><draw:line text:anchor-type="paragraph" draw:z-index="2" draw:style-name="gr3" draw:text-style-name="P1" svg:x1="1.409cm" svg:y1="2.182cm" svg:x2="8.235cm" svg:y2="2.182cm"><text:p/></draw:line><draw:rect text:anchor-type="paragraph" draw:z-index="3" draw:style-name="gr2" draw:text-style-name="P1" svg:width="3.864cm" svg:height="1.165cm" svg:x="12.972cm" svg:y="1.547cm"><text:p text:style-name="P1">Client</text:p></draw:rect><draw:rect text:anchor-type="paragraph" draw:z-index="4" draw:style-name="gr2" draw:text-style-name="P1" svg:width="3.043cm" svg:height="1.059cm" svg:x="12.654cm" svg:y="5.33cm"><text:p text:style-name="P1">GP</text:p></draw:rect><draw:rect text:anchor-type="paragraph" draw:z-index="5" draw:style-name="gr2" draw:text-style-name="P1" svg:width="3.043cm" svg:height="1.059cm" svg:x="9.4cm" svg:y="5.304cm"><text:p text:style-name="P1">FB</text:p></draw:rect><draw:rect text:anchor-type="paragraph" draw:z-index="6" draw:style-name="gr2" draw:text-style-name="P1" svg:width="3.043cm" svg:height="1.059cm" svg:x="15.909cm" svg:y="5.33cm"><text:p text:style-name="P1">TT</text:p></draw:rect><draw:custom-shape text:anchor-type="paragraph" draw:z-index="0" draw:style-name="gr1" svg:width="6.827cm" svg:height="2.488cm" svg:x="1.409cm" svg:y="0.594cm"><text:p text:style-name="P1">Main</text:p><text:p/><text:p><text:s/>social_nw_name: String</text:p><text:p/><text:p><text:s/>Login(social_nw_name):</text:p><draw:enhanced-geometry svg:viewBox="0 0 21600 21600" draw:type="rectangle" draw:enhanced-path="M 0 0 L 21600 0 21600 21600 0 21600 0 0 Z N"/></draw:custom-shape><draw:rect text:anchor-type="paragraph" draw:z-index="7" draw:style-name="gr2" draw:text-style-name="P1" svg:width="2.514cm" svg:height="2.461cm" svg:x="1.039cm" svg:y="5.092cm"><text:p text:style-name="P1">Login sw_gp</text:p><text:p text:style-name="P1"/><text:p text:style-name="P2">GLogin</text:p><text:p text:style-name="P1"/></draw:rect><draw:rect text:anchor-type="paragraph" draw:z-index="8" draw:style-name="gr2" draw:text-style-name="P1" svg:width="2.514cm" svg:height="2.461cm" svg:x="-1.766cm" svg:y="5.066cm"><text:p text:style-name="P1">Login sw_fb</text:p><text:p text:style-name="P1"/><text:p text:style-name="P2">FLogin</text:p><text:p text:style-name="P1"/></draw:rect><draw:rect text:anchor-type="paragraph" draw:z-index="9" draw:style-name="gr2" draw:text-style-name="P1" svg:width="2.514cm" svg:height="2.461cm" svg:x="3.764cm" svg:y="5.092cm"><text:p text:style-name="P1">Login sw_tt</text:p><text:p text:style-name="P1"/><text:p text:style-name="P2">TLogin</text:p><text:p text:style-name="P1"/></draw:rect><draw:line text:anchor-type="paragraph" draw:z-index="10" draw:style-name="gr3" draw:text-style-name="P1" svg:x1="8.236cm" svg:y1="1.812cm" svg:x2="12.972cm" svg:y2="2.077cm"><text:p/></draw:line><draw:line text:anchor-type="paragraph" draw:z-index="11" draw:style-name="gr3" draw:text-style-name="P1" svg:x1="11.411cm" svg:y1="5.33cm" svg:x2="14.824cm" svg:y2="2.711cm"><text:p/></draw:line><draw:line text:anchor-type="paragraph" draw:z-index="12" draw:style-name="gr3" draw:text-style-name="P1" svg:x1="15.115cm" svg:y1="2.711cm" svg:x2="14.03cm" svg:y2="5.33cm"><text:p/></draw:line><draw:line text:anchor-type="paragraph" draw:z-index="13" draw:style-name="gr3" draw:text-style-name="P1" svg:x1="15.274cm" svg:y1="2.711cm" svg:x2="17.258cm" svg:y2="5.33cm"><text:p/></draw:line><draw:line text:anchor-type="paragraph" draw:z-index="14" draw:style-name="gr3" draw:text-style-name="P1" svg:x1="-0.549cm" svg:y1="5.066cm" svg:x2="-0.549cm" svg:y2="4.034cm"><text:p/></draw:line><draw:line text:anchor-type="paragraph" draw:z-index="15" draw:style-name="gr3" draw:text-style-name="P1" svg:x1="5.114cm" svg:y1="4.113cm" svg:x2="5.114cm" svg:y2="5.092cm"><text:p/></draw:line><draw:line text:anchor-type="paragraph" draw:z-index="16" draw:style-name="gr3" draw:text-style-name="P1" svg:x1="5.113cm" svg:y1="4.113cm" svg:x2="-0.549cm" svg:y2="4.034cm"><text:p/></draw:line><draw:line text:anchor-type="paragraph" draw:z-index="17" draw:style-name="gr3" draw:text-style-name="P1" svg:x1="2.388cm" svg:y1="4.113cm" svg:x2="2.414cm" svg:y2="5.092cm"><text:p/></draw:line><draw:line text:anchor-type="paragraph" draw:z-index="18" draw:style-name="gr3" draw:text-style-name="P1" svg:x1="3.817cm" svg:y1="3.082cm" svg:x2="3.791cm" svg:y2="4.114cm"><text:p/></draw:line><draw:line text:anchor-type="paragraph" draw:z-index="19" draw:style-name="gr3" draw:text-style-name="P1" svg:x1="1.912cm" svg:y1="7.553cm" svg:x2="1.886cm" svg:y2="9.088cm"><text:p/></draw:line><draw:line text:anchor-type="paragraph" draw:z-index="20" draw:style-name="gr3" draw:text-style-name="P1" svg:x1="14.083cm" svg:y1="6.389cm" svg:x2="14.083cm" svg:y2="8.797cm"><text:p/></draw:line><draw:line text:anchor-type="paragraph" draw:z-index="21" draw:style-name="gr3" draw:text-style-name="P1" svg:x1="14.083cm" svg:y1="8.797cm" svg:x2="1.886cm" svg:y2="9.088cm"><text:p/></draw:line><draw:line text:anchor-type="paragraph" draw:z-index="22" draw:style-name="gr3" draw:text-style-name="P1" svg:x1="17.708cm" svg:y1="6.389cm" svg:x2="17.787cm" svg:y2="10.49cm"><text:p/></draw:line><draw:line text:anchor-type="paragraph" draw:z-index="23" draw:style-name="gr3" draw:text-style-name="P1" svg:x1="5.034cm" svg:y1="7.553cm" svg:x2="4.955cm" svg:y2="10.49cm"><text:p/></draw:line><draw:line text:anchor-type="paragraph" draw:z-index="24" draw:style-name="gr3" draw:text-style-name="P1" svg:x1="11.252cm" svg:y1="6.362cm" svg:x2="11.252cm" svg:y2="12.791cm"><text:p/></draw:line><draw:line text:anchor-type="paragraph" draw:z-index="25" draw:style-name="gr3" draw:text-style-name="P1" svg:x1="-0.204cm" svg:y1="7.527cm" svg:x2="-0.31cm" svg:y2="12.501cm"><text:p/></draw:line><draw:line text:anchor-type="paragraph" draw:z-index="26" draw:style-name="gr3" draw:text-style-name="P1" svg:x1="4.955cm" svg:y1="10.49cm" svg:x2="17.787cm" svg:y2="10.49cm"><text:p/></draw:line><draw:line text:anchor-type="paragraph" draw:z-index="27" draw:style-name="gr3" draw:text-style-name="P1" svg:x1="11.252cm" svg:y1="12.792cm" svg:x2="-0.31cm" svg:y2="12.501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9T11:25:37.146533524</meta:creation-date>
    <dc:date>2016-04-29T12:05:03.755012796</dc:date>
    <meta:editing-duration>PT8M26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